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a8a04" officeooo:paragraph-rsid="001a8a04"/>
    </style:style>
    <style:style style:name="P2" style:family="paragraph" style:parent-style-name="Standard">
      <style:paragraph-properties fo:text-align="center" style:justify-single-word="false"/>
      <style:text-properties officeooo:rsid="001be634" officeooo:paragraph-rsid="001be634"/>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be634" officeooo:paragraph-rsid="001be634"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1e2639" officeooo:paragraph-rsid="001e2639"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1be634" officeooo:paragraph-rsid="001be634"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c8168" officeooo:paragraph-rsid="001c8168"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f1a8b" officeooo:paragraph-rsid="001f1a8b"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21a787" officeooo:paragraph-rsid="0021a787"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4cf73" officeooo:paragraph-rsid="0024cf73"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39505" officeooo:paragraph-rsid="00280bc8"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30866f" officeooo:paragraph-rsid="0030866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80bc8" officeooo:paragraph-rsid="00280bc8"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31a76d" officeooo:paragraph-rsid="0031a76d"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31a76d" officeooo:paragraph-rsid="00321788" style:font-weight-asian="normal" style:font-weight-complex="normal"/>
    </style:style>
    <style:style style:name="P15" style:family="paragraph" style:parent-style-name="Standard">
      <style:paragraph-properties fo:text-align="center" style:justify-single-word="false"/>
      <style:text-properties style:text-underline-style="none" fo:font-weight="bold" officeooo:rsid="001be634" officeooo:paragraph-rsid="001be634" style:font-weight-asian="bold" style:font-weight-complex="bold"/>
    </style:style>
    <style:style style:name="P16" style:family="paragraph" style:parent-style-name="Standard">
      <style:paragraph-properties fo:text-align="start" style:justify-single-word="false"/>
      <style:text-properties style:text-underline-style="none" fo:font-weight="bold" officeooo:rsid="001c8168" officeooo:paragraph-rsid="001c8168" style:font-weight-asian="bold" style:font-weight-complex="bold"/>
    </style:style>
    <style:style style:name="P17" style:family="paragraph" style:parent-style-name="Standard">
      <style:paragraph-properties fo:text-align="start" style:justify-single-word="false"/>
      <style:text-properties style:text-underline-style="none" fo:font-weight="bold" officeooo:rsid="001e2639" officeooo:paragraph-rsid="001e2639" style:font-weight-asian="bold" style:font-weight-complex="bold"/>
    </style:style>
    <style:style style:name="P18" style:family="paragraph" style:parent-style-name="Standard">
      <style:paragraph-properties fo:text-align="center" style:justify-single-word="false"/>
      <style:text-properties style:text-underline-style="none" fo:font-weight="bold" officeooo:rsid="002db64e" officeooo:paragraph-rsid="002db64e" style:font-weight-asian="bold" style:font-weight-complex="bold"/>
    </style:style>
    <style:style style:name="P19" style:family="paragraph" style:parent-style-name="Standard">
      <style:paragraph-properties fo:text-align="start" style:justify-single-word="false"/>
      <style:text-properties style:font-name="Liberation Mono" style:text-underline-style="none" fo:font-weight="normal" officeooo:rsid="0031a76d" officeooo:paragraph-rsid="0031a76d" style:font-weight-asian="normal" style:font-weight-complex="normal"/>
    </style:style>
    <style:style style:name="P20" style:family="paragraph" style:parent-style-name="Standard">
      <style:paragraph-properties fo:text-align="start" style:justify-single-word="false"/>
      <style:text-properties style:font-name="Liberation Mono" style:text-underline-style="none" fo:font-weight="normal" officeooo:rsid="00321788" officeooo:paragraph-rsid="00321788" style:font-weight-asian="normal" style:font-weight-complex="normal"/>
    </style:style>
    <style:style style:name="P21" style:family="paragraph" style:parent-style-name="Standard">
      <style:paragraph-properties fo:text-align="center" style:justify-single-word="false"/>
      <style:text-properties style:font-name="Liberation Mono" style:text-underline-style="solid" style:text-underline-width="auto" style:text-underline-color="font-color" fo:font-weight="bold" officeooo:rsid="001be634" officeooo:paragraph-rsid="001be634" style:font-weight-asian="bold" style:font-weight-complex="bold"/>
    </style:style>
    <style:style style:name="P22" style:family="paragraph" style:parent-style-name="Standard">
      <style:paragraph-properties fo:text-align="start" style:justify-single-word="false"/>
      <style:text-properties style:text-underline-style="none" fo:font-weight="normal" officeooo:rsid="0024cf73" officeooo:paragraph-rsid="0024cf73"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354ab8" officeooo:paragraph-rsid="00354ab8"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036895b" officeooo:paragraph-rsid="0036895b"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376090" officeooo:paragraph-rsid="00376090" style:font-weight-asian="normal" style:font-weight-complex="normal"/>
    </style:style>
    <style:style style:name="P26" style:family="paragraph" style:parent-style-name="Standard">
      <style:paragraph-properties fo:text-align="start" style:justify-single-word="false"/>
      <style:text-properties style:font-name="Liberation Mono" style:text-underline-style="none" fo:font-weight="normal" officeooo:rsid="00376090" officeooo:paragraph-rsid="00376090" style:font-weight-asian="normal" style:font-weight-complex="normal"/>
    </style:style>
    <style:style style:name="P27" style:family="paragraph" style:parent-style-name="Standard">
      <style:paragraph-properties fo:text-align="start" style:justify-single-word="false"/>
      <style:text-properties style:font-name="Liberation Mono" style:text-underline-style="none" fo:font-weight="normal" officeooo:rsid="00376090" officeooo:paragraph-rsid="00376090" fo:background-color="#ffff00" style:font-weight-asian="normal" style:font-weight-complex="normal"/>
    </style:style>
    <style:style style:name="P28" style:family="paragraph" style:parent-style-name="Standard">
      <style:paragraph-properties fo:text-align="center" style:justify-single-word="false"/>
      <style:text-properties style:font-name="Liberation Mono" style:text-underline-style="solid" style:text-underline-width="auto" style:text-underline-color="font-color" fo:font-weight="normal" officeooo:rsid="00376090" officeooo:paragraph-rsid="00376090" style:font-weight-asian="normal" style:font-weight-complex="normal"/>
    </style:style>
    <style:style style:name="T1" style:family="text">
      <style:text-properties officeooo:rsid="001c8168"/>
    </style:style>
    <style:style style:name="T2" style:family="text">
      <style:text-properties officeooo:rsid="001e2639"/>
    </style:style>
    <style:style style:name="T3" style:family="text">
      <style:text-properties officeooo:rsid="00280bc8"/>
    </style:style>
    <style:style style:name="T4" style:family="text">
      <style:text-properties officeooo:rsid="002acc03"/>
    </style:style>
    <style:style style:name="T5" style:family="text">
      <style:text-properties officeooo:rsid="0030866f"/>
    </style:style>
    <style:style style:name="T6" style:family="text">
      <style:text-properties officeooo:rsid="00321788"/>
    </style:style>
    <style:style style:name="T7" style:family="text">
      <style:text-properties officeooo:rsid="00376090"/>
    </style:style>
    <style:style style:name="T8"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 Life Cycle</text:p>
      <text:p text:style-name="P2">A<text:span text:style-name="T5">4</text:span></text:p>
      <text:p text:style-name="P2"/>
      <text:p text:style-name="P3">1. Problem Specification</text:p>
      <text:p text:style-name="P9">Write a multithreaded version of the above algorithm that creates ten threads, each of which: (i) generates a predefined number of random points, (ii) determines if the points fall within the circle, and (iii) counts the number of points that fall within the circle. Each thread will have to update the shared global count circleCount of all points that fall within the circle. Protect against race conditions on updates to circleCount by using mutex locks. When all thread have exited, the parent thread will calculate and output the estimated value of π. </text:p>
      <text:p text:style-name="P9"/>
      <text:p text:style-name="P3">2 Program Structure Design</text:p>
      <text:p text:style-name="P3"/>
      <text:p text:style-name="P15">2.1 modules and Their Basic Structure <text:span text:style-name="T1">(functions not modules)</text:span></text:p>
      <text:p text:style-name="P23">a) main:</text:p>
      <text:p text:style-name="P23"><text:tab/>create p threads, calling monetcarlo method</text:p>
      <text:p text:style-name="P23"><text:tab/>join pthreads on exit</text:p>
      <text:p text:style-name="P23"><text:tab/>call estiamatePi</text:p>
      <text:p text:style-name="P23"><text:tab/>exit</text:p>
      <text:p text:style-name="P23">b) estimatePI:</text:p>
      <text:p text:style-name="P23"><text:tab/>gets points in circle and total points, caluclates pi</text:p>
      <text:p text:style-name="P23">c) monteCarlo (the threaded method)</text:p>
      <text:p text:style-name="P23"><text:tab/>get thread ID</text:p>
      <text:p text:style-name="P23"><text:tab/>find x and y</text:p>
      <text:p text:style-name="P23"><text:tab/>see if point lies in circle</text:p>
      <text:p text:style-name="P23"><text:tab/>increment counter</text:p>
      <text:p text:style-name="P23"><text:tab/>calculate pi estimated from thread</text:p>
      <text:p text:style-name="P23"><text:tab/>increment global count</text:p>
      <text:p text:style-name="P23"><text:tab/>exit thread</text:p>
      <text:p text:style-name="P23"><text:tab/></text:p>
      <text:p text:style-name="P6"/>
      <text:p text:style-name="P16"/>
      <text:p text:style-name="P15"/>
      <text:p text:style-name="P15">2.2 pesudocode for the modules</text:p>
      <text:p text:style-name="P12"/>
      <text:p text:style-name="P24">void * monteCarlo(void *);</text:p>
      <text:p text:style-name="P24">/*number of points */</text:p>
      <text:p text:style-name="P24">/*Number of threads*/</text:p>
      <text:p text:style-name="P24">/*All points within the circle */</text:p>
      <text:p text:style-name="P24">/*the mutex*/</text:p>
      <text:p text:style-name="P24">/* global seed time */</text:p>
      <text:p text:style-name="P24">/* main() */</text:p>
      <text:p text:style-name="P24">int main(int argc, char *argv[]) {</text:p>
      <text:p text:style-name="P24"><text:tab/> /*create thread datatypes */</text:p>
      <text:p text:style-name="P24"><text:tab/>/*init mutex */</text:p>
      <text:p text:style-name="P24"><text:tab/>/* get first seed time */</text:p>
      <text:p text:style-name="P24"><text:tab/>/* for loop to create all threads */</text:p>
      <text:p text:style-name="P24"><text:soft-page-break/><text:tab/><text:tab/>/*get threadID */</text:p>
      <text:p text:style-name="P24"><text:tab/><text:tab/>int *arg = malloc(sizeof(*arg)); </text:p>
      <text:p text:style-name="P24"><text:tab/><text:tab/>*arg = i;</text:p>
      <text:p text:style-name="P24"><text:tab/><text:tab/>/*call thread method, passing id */</text:p>
      <text:p text:style-name="P24"><text:tab/><text:tab/>/* join the threads back */</text:p>
      <text:p text:style-name="P24"><text:tab/>/* destroy the mutex */</text:p>
      <text:p text:style-name="P24"><text:tab/>/* call estimatePi finding Pi */</text:p>
      <text:p text:style-name="P24"><text:tab/>estimatePi(circleCount, (NR_THREADS*NR_PTS));</text:p>
      <text:p text:style-name="P24">/* estimatePI (int pints, int totalPoints) */</text:p>
      <text:p text:style-name="P24">/* calculates pi */</text:p>
      <text:p text:style-name="P24"><text:tab/>double pi = 4 * (((double)points) / (double)totalPoints);</text:p>
      <text:p text:style-name="P24"><text:tab/>//printf("circle count is: %d\n", circleCount);</text:p>
      <text:p text:style-name="P24">/* void * monteCarlo(Void *arg) */</text:p>
      <text:p text:style-name="P24">/* the threading method, gets the thread Id */</text:p>
      <text:p text:style-name="P24">/* finds x,y and decides if it is in the circle */</text:p>
      <text:p text:style-name="P24">/* calculates pi for the thread */</text:p>
      <text:p text:style-name="P24">/* increments the global circlecount */</text:p>
      <text:p text:style-name="P24">void * monteCarlo(void *arg) {</text:p>
      <text:p text:style-name="P24"><text:tab/>/* gets the thread id */</text:p>
      <text:p text:style-name="P24"><text:tab/>int thread = *((int*) arg); </text:p>
      <text:p text:style-name="P24"><text:s text:c="4"/>double divisor = RAND_MAX / range;</text:p>
      <text:p text:style-name="P24"><text:tab/><text:tab/><text:tab/>/* generate random points */</text:p>
      <text:p text:style-name="P24"><text:tab/><text:tab/>x= min + ((double)rand_r(&amp;threadSeed)/ divisor) ;</text:p>
      <text:p text:style-name="P24"><text:tab/><text:tab/>y= min + ((double)rand_r(&amp;threadSeed)/ divisor) ;</text:p>
      <text:p text:style-name="P24"><text:tab/><text:tab/>/* see if points lie in cirlce */</text:p>
      <text:p text:style-name="P24"><text:tab/><text:tab/>if ((x*x + y*y) &lt;= 1) {</text:p>
      <text:p text:style-name="P24"><text:tab/><text:tab/><text:tab/>/* if so incrment counter */</text:p>
      <text:p text:style-name="P24"><text:tab/>/* get the thread estimate of of pi */</text:p>
      <text:p text:style-name="P24"><text:tab/>/* lock and update circleCount */</text:p>
      <text:p text:style-name="P24"><text:tab/>/*exit the thread */</text:p>
      <text:p text:style-name="P11"><text:tab/></text:p>
      <text:p text:style-name="P7"/>
      <text:p text:style-name="P17"/>
      <text:p text:style-name="P3">3. Risk Analysi<text:span text:style-name="T3">s</text:span></text:p>
      <text:p text:style-name="P11">there is little risk in this program </text:p>
      <text:p text:style-name="P3"/>
      <text:p text:style-name="P3">4.Verification</text:p>
      <text:p text:style-name="P10">The algorithm has only one execution path. Correctness of the path has been verified by me by analyzing its steps, and their completeness </text:p>
      <text:p text:style-name="P3"/>
      <text:p text:style-name="P3">5. Coding</text:p>
      <text:p text:style-name="P3"/>
      <text:p text:style-name="P18">5.0</text:p>
      <text:p text:style-name="P26">/************************************************* </text:p>
      <text:p text:style-name="P26">* Course: CS 4540 – Fall 2015</text:p>
      <text:p text:style-name="P26">* Assignment 5 - Problem 1</text:p>
      <text:p text:style-name="P26">* Name: Aron Lawrence</text:p>
      <text:p text:style-name="P26"><text:soft-page-break/>* E-mail: aron.r.lawrence@wmich.edu</text:p>
      <text:p text:style-name="P26">* Submitted: 12/11/15</text:p>
      <text:p text:style-name="P26">*************************************************/</text:p>
      <text:p text:style-name="P26"></text:p>
      <text:p text:style-name="P26">#define _POSIX_C_SOURCE 199309L</text:p>
      <text:p text:style-name="P26">#include &lt;stdio.h&gt;</text:p>
      <text:p text:style-name="P26">#include &lt;stdlib.h&gt;</text:p>
      <text:p text:style-name="P26">#include &lt;time.h&gt;</text:p>
      <text:p text:style-name="P26">#include &lt;pthread.h&gt;</text:p>
      <text:p text:style-name="P26">#include &lt;unistd.h&gt;</text:p>
      <text:p text:style-name="P26">#include &lt;math.h&gt;</text:p>
      <text:p text:style-name="P26">double estimatePi(int, int);</text:p>
      <text:p text:style-name="P26">void * monteCarlo(void *);</text:p>
      <text:p text:style-name="P26">/*number of points */</text:p>
      <text:p text:style-name="P26">#define NR_PTS 1000000</text:p>
      <text:p text:style-name="P26">/*Number of threads*/</text:p>
      <text:p text:style-name="P26">#define NR_THREADS 10</text:p>
      <text:p text:style-name="P26"></text:p>
      <text:p text:style-name="P26">/*All points within the circle */</text:p>
      <text:p text:style-name="P26">int circleCount = 0;</text:p>
      <text:p text:style-name="P26">/*the mutex*/</text:p>
      <text:p text:style-name="P26">pthread_mutex_t count_mutex;</text:p>
      <text:p text:style-name="P26">/* global seed time */</text:p>
      <text:p text:style-name="P26">time_t seed; </text:p>
      <text:p text:style-name="P26">/* main() */</text:p>
      <text:p text:style-name="P26">int main(int argc, char *argv[]) {</text:p>
      <text:p text:style-name="P26"><text:tab/>int i;</text:p>
      <text:p text:style-name="P26"><text:tab/> /*create thread datatypes */</text:p>
      <text:p text:style-name="P26"><text:tab/>pthread_t threads[NR_THREADS];</text:p>
      <text:p text:style-name="P26"><text:tab/>/*init mutex */</text:p>
      <text:p text:style-name="P26"><text:tab/>pthread_mutex_init(&amp;count_mutex, NULL); </text:p>
      <text:p text:style-name="P26"><text:tab/>/* get first seed time */</text:p>
      <text:p text:style-name="P26"><text:tab/> seed = time(NULL); </text:p>
      <text:p text:style-name="P26"><text:tab/>/* for loop to create all threads */</text:p>
      <text:p text:style-name="P26"><text:tab/>for(i = 0; i &lt; NR_THREADS; ++i) { </text:p>
      <text:p text:style-name="P26"><text:tab/><text:tab/>/*get threadID */</text:p>
      <text:p text:style-name="P26"><text:tab/><text:tab/>int *arg = malloc(sizeof(*arg)); </text:p>
      <text:p text:style-name="P26"><text:tab/><text:tab/>*arg = i;</text:p>
      <text:p text:style-name="P26"><text:tab/><text:tab/>/*call thread method, passing id */</text:p>
      <text:p text:style-name="P26"><text:tab/><text:tab/>if(pthread_create(&amp;threads[i], NULL, monteCarlo, arg)) { </text:p>
      <text:p text:style-name="P26"><text:tab/><text:tab/><text:tab/>perror("pthread create: ");</text:p>
      <text:p text:style-name="P26"><text:tab/><text:tab/><text:tab/>exit(1);</text:p>
      <text:p text:style-name="P26"><text:tab/><text:tab/>}</text:p>
      <text:p text:style-name="P26"><text:tab/>}</text:p>
      <text:p text:style-name="P26"><text:tab/></text:p>
      <text:p text:style-name="P26"><text:tab/>for(i=0; i &lt; NR_THREADS; ++i) {</text:p>
      <text:p text:style-name="P26"><text:tab/><text:tab/>/* join the threads back */</text:p>
      <text:p text:style-name="P26"><text:soft-page-break/><text:tab/><text:tab/>pthread_join(threads[i], NULL);</text:p>
      <text:p text:style-name="P26"><text:tab/>}</text:p>
      <text:p text:style-name="P26"><text:tab/>/* destroy the mutex */</text:p>
      <text:p text:style-name="P26"><text:tab/>pthread_mutex_destroy(&amp;count_mutex);</text:p>
      <text:p text:style-name="P26"><text:tab/>/* call estimatePi finding Pi */</text:p>
      <text:p text:style-name="P26"><text:tab/>printf("In the parent thread, estimated value of pi is: ");</text:p>
      <text:p text:style-name="P26"><text:tab/>estimatePi(circleCount, (NR_THREADS*NR_PTS));</text:p>
      <text:p text:style-name="P26"><text:tab/>return 0;</text:p>
      <text:p text:style-name="P26">}</text:p>
      <text:p text:style-name="P26">/* estimatePI (int pints, int totalPoints) */</text:p>
      <text:p text:style-name="P26">/* calculates pi */</text:p>
      <text:p text:style-name="P26">double estimatePi(int points, int totalPoints) {</text:p>
      <text:p text:style-name="P26"><text:tab/>double pi = 4 * (((double)points) / (double)totalPoints);</text:p>
      <text:p text:style-name="P26"><text:tab/>//printf("circle count is: %d\n", circleCount);</text:p>
      <text:p text:style-name="P26"><text:tab/>printf("%lf\n", pi);</text:p>
      <text:p text:style-name="P26"><text:tab/>return pi;</text:p>
      <text:p text:style-name="P26">}</text:p>
      <text:p text:style-name="P26">/* void * monteCarlo(Void *arg) */</text:p>
      <text:p text:style-name="P26">/* the threading method, gets the thread Id */</text:p>
      <text:p text:style-name="P26">/* finds x,y and decides if it is in the circle */</text:p>
      <text:p text:style-name="P26">/* calculates pi for the thread */</text:p>
      <text:p text:style-name="P26">/* increments the global circlecount */</text:p>
      <text:p text:style-name="P26">void * monteCarlo(void *arg) {</text:p>
      <text:p text:style-name="P26"><text:tab/>/* gets the thread id */</text:p>
      <text:p text:style-name="P26"><text:tab/>int thread = *((int*) arg); </text:p>
      <text:p text:style-name="P26"><text:tab/>free(arg);</text:p>
      <text:p text:style-name="P26"></text:p>
      <text:p text:style-name="P26"><text:tab/>double x, y;</text:p>
      <text:p text:style-name="P26"><text:tab/>double min = -1.0;</text:p>
      <text:p text:style-name="P26"><text:tab/>double max = 1.0;</text:p>
      <text:p text:style-name="P26"><text:tab/>double range = (max - min); </text:p>
      <text:p text:style-name="P26"><text:s text:c="4"/>double divisor = RAND_MAX / range;</text:p>
      <text:p text:style-name="P26"><text:tab/>int counter = 0;</text:p>
      <text:p text:style-name="P26"><text:tab/>int i;</text:p>
      <text:p text:style-name="P26"><text:tab/>unsigned int threadSeed = seed + thread;</text:p>
      <text:p text:style-name="P26"></text:p>
      <text:p text:style-name="P26"><text:tab/>for (i=0; i &lt; NR_PTS; i++) {</text:p>
      <text:p text:style-name="P26"><text:tab/><text:tab/><text:tab/>/* generate random points */</text:p>
      <text:p text:style-name="P26"><text:tab/><text:tab/>x= min + ((double)rand_r(&amp;threadSeed)/ divisor) ;</text:p>
      <text:p text:style-name="P26"><text:tab/><text:tab/>y= min + ((double)rand_r(&amp;threadSeed)/ divisor) ;</text:p>
      <text:p text:style-name="P26"><text:tab/><text:tab/>/* see if points lie in cirlce */</text:p>
      <text:p text:style-name="P26"><text:tab/><text:tab/>if ((x*x + y*y) &lt;= 1) {</text:p>
      <text:p text:style-name="P26"><text:tab/><text:tab/><text:tab/>/* if so incrment counter */</text:p>
      <text:p text:style-name="P26"><text:tab/><text:tab/><text:tab/>counter++;</text:p>
      <text:p text:style-name="P26"><text:tab/><text:tab/>}</text:p>
      <text:p text:style-name="P26"><text:tab/>}</text:p>
      <text:p text:style-name="P26"/>
      <text:p text:style-name="P26"><text:soft-page-break/><text:tab/>/* lock and update circleCount */</text:p>
      <text:p text:style-name="P26"><text:tab/>pthread_mutex_lock(&amp;count_mutex);</text:p>
      <text:p text:style-name="P26"><text:tab/>circleCount += counter;</text:p>
      <text:p text:style-name="P26"><text:tab/>pthread_mutex_unlock(&amp;count_mutex);</text:p>
      <text:p text:style-name="P26"></text:p>
      <text:p text:style-name="P26"><text:tab/>/*exit the thread */</text:p>
      <text:p text:style-name="P26"><text:tab/>pthread_exit(0);</text:p>
      <text:p text:style-name="P26">}</text:p>
      <text:p text:style-name="P28">5.1</text:p>
      <text:p text:style-name="P26">/************************************************* </text:p>
      <text:p text:style-name="P26">* Course: CS 4540 – Fall 2015</text:p>
      <text:p text:style-name="P26">* Assignment 5 - Problem 1</text:p>
      <text:p text:style-name="P26">* Name: Aron Lawrence</text:p>
      <text:p text:style-name="P26">* E-mail: aron.r.lawrence@wmich.edu</text:p>
      <text:p text:style-name="P26">* Submitted: 12/11/15</text:p>
      <text:p text:style-name="P26">*************************************************/</text:p>
      <text:p text:style-name="P26"></text:p>
      <text:p text:style-name="P26">#define _POSIX_C_SOURCE 199309L</text:p>
      <text:p text:style-name="P26">#include &lt;stdio.h&gt;</text:p>
      <text:p text:style-name="P26">#include &lt;stdlib.h&gt;</text:p>
      <text:p text:style-name="P26">#include &lt;time.h&gt;</text:p>
      <text:p text:style-name="P26">#include &lt;pthread.h&gt;</text:p>
      <text:p text:style-name="P26">#include &lt;unistd.h&gt;</text:p>
      <text:p text:style-name="P26">#include &lt;math.h&gt;</text:p>
      <text:p text:style-name="P26">double estimatePi(int, int);</text:p>
      <text:p text:style-name="P26">void * monteCarlo(void *);</text:p>
      <text:p text:style-name="P26">/*number of points */</text:p>
      <text:p text:style-name="P26">#define NR_PTS 1000000</text:p>
      <text:p text:style-name="P26">/*Number of threads*/</text:p>
      <text:p text:style-name="P26">#define NR_THREADS 10</text:p>
      <text:p text:style-name="P26"></text:p>
      <text:p text:style-name="P26">/*All points within the circle */</text:p>
      <text:p text:style-name="P26">int circleCount = 0;</text:p>
      <text:p text:style-name="P26">/*the mutex*/</text:p>
      <text:p text:style-name="P26">pthread_mutex_t count_mutex;</text:p>
      <text:p text:style-name="P26">/* global seed time */</text:p>
      <text:p text:style-name="P26">time_t seed; </text:p>
      <text:p text:style-name="P26">/* main() */</text:p>
      <text:p text:style-name="P26">int main(int argc, char *argv[]) {</text:p>
      <text:p text:style-name="P26"><text:tab/>int i;</text:p>
      <text:p text:style-name="P26"><text:tab/> /*create thread datatypes */</text:p>
      <text:p text:style-name="P26"><text:tab/>pthread_t threads[NR_THREADS];</text:p>
      <text:p text:style-name="P26"><text:tab/>/*init mutex */</text:p>
      <text:p text:style-name="P26"><text:tab/>pthread_mutex_init(&amp;count_mutex, NULL); </text:p>
      <text:p text:style-name="P26"><text:tab/>/* get first seed time */</text:p>
      <text:p text:style-name="P26"><text:tab/> seed = time(NULL); </text:p>
      <text:p text:style-name="P26"><text:tab/>/* for loop to create all threads */</text:p>
      <text:p text:style-name="P26"><text:soft-page-break/><text:tab/>for(i = 0; i &lt; NR_THREADS; ++i) { </text:p>
      <text:p text:style-name="P26"><text:tab/><text:tab/>/*get threadID */</text:p>
      <text:p text:style-name="P26"><text:tab/><text:tab/>int *arg = malloc(sizeof(*arg)); </text:p>
      <text:p text:style-name="P26"><text:tab/><text:tab/>*arg = i;</text:p>
      <text:p text:style-name="P26"><text:tab/><text:tab/>/*call thread method, passing id */</text:p>
      <text:p text:style-name="P26"><text:tab/><text:tab/>if(pthread_create(&amp;threads[i], NULL, monteCarlo, arg)) { </text:p>
      <text:p text:style-name="P26"><text:tab/><text:tab/><text:tab/>perror("pthread create: ");</text:p>
      <text:p text:style-name="P26"><text:tab/><text:tab/><text:tab/>exit(1);</text:p>
      <text:p text:style-name="P26"><text:tab/><text:tab/>}</text:p>
      <text:p text:style-name="P26"><text:tab/>}</text:p>
      <text:p text:style-name="P26"><text:tab/></text:p>
      <text:p text:style-name="P26"><text:tab/>for(i=0; i &lt; NR_THREADS; ++i) {</text:p>
      <text:p text:style-name="P26"><text:tab/><text:tab/>/* join the threads back */</text:p>
      <text:p text:style-name="P26"><text:tab/><text:tab/>pthread_join(threads[i], NULL);</text:p>
      <text:p text:style-name="P26"><text:tab/>}</text:p>
      <text:p text:style-name="P26"><text:tab/>/* destroy the mutex */</text:p>
      <text:p text:style-name="P26"><text:tab/>pthread_mutex_destroy(&amp;count_mutex);</text:p>
      <text:p text:style-name="P26"><text:tab/>/* call estimatePi finding Pi */</text:p>
      <text:p text:style-name="P26"><text:tab/>printf("In the parent thread, estimated value of pi is: ");</text:p>
      <text:p text:style-name="P26"><text:tab/>estimatePi(circleCount, (NR_THREADS*NR_PTS));</text:p>
      <text:p text:style-name="P26"><text:tab/>return 0;</text:p>
      <text:p text:style-name="P26">}</text:p>
      <text:p text:style-name="P26">/* estimatePI (int pints, int totalPoints) */</text:p>
      <text:p text:style-name="P26">/* calculates pi */</text:p>
      <text:p text:style-name="P26">double estimatePi(int points, int totalPoints) {</text:p>
      <text:p text:style-name="P26"><text:tab/>double pi = 4 * (((double)points) / (double)totalPoints);</text:p>
      <text:p text:style-name="P26"><text:tab/>//printf("circle count is: %d\n", circleCount);</text:p>
      <text:p text:style-name="P26"><text:tab/>printf("%lf\n", pi);</text:p>
      <text:p text:style-name="P26"><text:tab/>return pi;</text:p>
      <text:p text:style-name="P26">}</text:p>
      <text:p text:style-name="P26">/* void * monteCarlo(Void *arg) */</text:p>
      <text:p text:style-name="P26">/* the threading method, gets the thread Id */</text:p>
      <text:p text:style-name="P26">/* finds x,y and decides if it is in the circle */</text:p>
      <text:p text:style-name="P26">/* calculates pi for the thread */</text:p>
      <text:p text:style-name="P26">/* increments the global circlecount */</text:p>
      <text:p text:style-name="P26">void * monteCarlo(void *arg) {</text:p>
      <text:p text:style-name="P26"><text:tab/>/* gets the thread id */</text:p>
      <text:p text:style-name="P26"><text:tab/>int thread = *((int*) arg); </text:p>
      <text:p text:style-name="P26"><text:tab/>free(arg);</text:p>
      <text:p text:style-name="P26"></text:p>
      <text:p text:style-name="P26"><text:tab/>double x, y;</text:p>
      <text:p text:style-name="P26"><text:tab/>double min = -1.0;</text:p>
      <text:p text:style-name="P26"><text:tab/>double max = 1.0;</text:p>
      <text:p text:style-name="P26"><text:tab/>double range = (max - min); </text:p>
      <text:p text:style-name="P26"><text:s text:c="4"/>double divisor = RAND_MAX / range;</text:p>
      <text:p text:style-name="P26"><text:tab/>int counter = 0;</text:p>
      <text:p text:style-name="P26"><text:tab/>int i;</text:p>
      <text:p text:style-name="P26"><text:soft-page-break/><text:tab/>unsigned int threadSeed = seed + thread;</text:p>
      <text:p text:style-name="P26"></text:p>
      <text:p text:style-name="P26"><text:tab/>for (i=0; i &lt; NR_PTS; i++) {</text:p>
      <text:p text:style-name="P26"><text:tab/><text:tab/><text:tab/>/* generate random points */</text:p>
      <text:p text:style-name="P26"><text:tab/><text:tab/>x= min + ((double)rand_r(&amp;threadSeed)/ divisor) ;</text:p>
      <text:p text:style-name="P26"><text:tab/><text:tab/>y= min + ((double)rand_r(&amp;threadSeed)/ divisor) ;</text:p>
      <text:p text:style-name="P26"><text:tab/><text:tab/>/* see if points lie in cirlce */</text:p>
      <text:p text:style-name="P26"><text:tab/><text:tab/>if ((x*x + y*y) &lt;= 1) {</text:p>
      <text:p text:style-name="P26"><text:tab/><text:tab/><text:tab/>/* if so incrment counter */</text:p>
      <text:p text:style-name="P26"><text:tab/><text:tab/><text:tab/>counter++;</text:p>
      <text:p text:style-name="P26"><text:tab/><text:tab/>}</text:p>
      <text:p text:style-name="P26"><text:tab/>}</text:p>
      <text:p text:style-name="P26"><text:tab/><text:span text:style-name="T8">/* get the thread estimate of of pi */</text:span></text:p>
      <text:p text:style-name="P27"><text:tab/>printf("In thead %d Estimated value of pi is: ", thread);</text:p>
      <text:p text:style-name="P27"><text:tab/>estimatePi(counter, NR_PTS);</text:p>
      <text:p text:style-name="P26"><text:tab/>/* lock and update circleCount */</text:p>
      <text:p text:style-name="P26"><text:tab/>pthread_mutex_lock(&amp;count_mutex);</text:p>
      <text:p text:style-name="P26"><text:tab/>circleCount += counter;</text:p>
      <text:p text:style-name="P26"><text:tab/>pthread_mutex_unlock(&amp;count_mutex);</text:p>
      <text:p text:style-name="P26"></text:p>
      <text:p text:style-name="P26"><text:tab/>/*exit the thread */</text:p>
      <text:p text:style-name="P26"><text:tab/>pthread_exit(0);</text:p>
      <text:p text:style-name="P26">}</text:p>
      <text:p text:style-name="P21"/>
      <text:p text:style-name="P3">6. Testing</text:p>
      <text:p text:style-name="P25">In thead 1 Estimated value of pi is: 3.140296</text:p>
      <text:p text:style-name="P25">In thead 2 Estimated value of pi is: 3.141772</text:p>
      <text:p text:style-name="P25">In thead 4 Estimated value of pi is: 3.141140</text:p>
      <text:p text:style-name="P25">In thead 5 Estimated value of pi is: 3.141480</text:p>
      <text:p text:style-name="P25">In thead 3 Estimated value of pi is: 3.140972</text:p>
      <text:p text:style-name="P25">In thead 0 Estimated value of pi is: 3.143540</text:p>
      <text:p text:style-name="P25">In thead 8 Estimated value of pi is: 3.140452</text:p>
      <text:p text:style-name="P25">In thead 6 Estimated value of pi is: 3.144084</text:p>
      <text:p text:style-name="P25">In thead 7 Estimated value of pi is: 3.141580</text:p>
      <text:p text:style-name="P25">In thead 9 Estimated value of pi is: 3.142676</text:p>
      <text:p text:style-name="P25">In the parent thread, estimated value of pi is: 3.141799</text:p>
      <text:p text:style-name="P4">7. Refining The Program</text:p>
      <text:p text:style-name="P8">No refinements are needed, In this program, I have already included all required features, <text:span text:style-name="T7">plus the extra credit.</text:span></text:p>
      <text:p text:style-name="P3"/>
      <text:p text:style-name="P3"><text:span text:style-name="T2">8</text:span>. Production</text:p>
      <text:p text:style-name="P8">I prepared a copy of the entire program for Lab TA’s evaluation, as specified by the TA (<text:span text:style-name="T4">including</text:span> monospace font). </text:p>
      <text:p text:style-name="P8">Then, I sent electronically the copy to the Lab TA.</text:p>
      <text:p text:style-name="P5"/>
      <text:p text:style-name="P3"><text:span text:style-name="T2">9</text:span>. Maintenance</text:p>
      <text:p text:style-name="P8">To fully benefit from the program evaluation feedback received from the Lab TA, I will perform </text:p>
      <text:p text:style-name="P8"><text:soft-page-break/>program maintenance. This means that I should use all TAs feedback to improve my program.</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8a04" officeooo:paragraph-rsid="001a8a0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4T21:24:06.106485877</meta:creation-date>
    <meta:generator>LibreOffice/4.2.8.2$Linux_X86_64 LibreOffice_project/420m0$Build-2</meta:generator>
    <dc:date>2015-11-28T14:08:28.377769619</dc:date>
    <meta:editing-duration>P4DT16H53M58S</meta:editing-duration>
    <meta:editing-cycles>16</meta:editing-cycles>
    <meta:document-statistic meta:table-count="0" meta:image-count="0" meta:object-count="0" meta:page-count="8" meta:paragraph-count="306" meta:word-count="1431" meta:character-count="9273" meta:non-whitespace-character-count="7607"/>
  </office:meta>
</office:document-meta>
</file>